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Textpozn.podčarou" style:family="paragraph">
      <style:paragraph-properties fo:text-align="start"/>
    </style:style>
    <style:style style:name="T19" style:parent-style-name="Značkapozn.podčarou" style:family="text">
      <style:text-properties fo:font-weight="normal" style:font-weight-asian="normal" fo:font-size="9pt" style:font-size-asian="9pt"/>
    </style:style>
    <style:style style:name="T20" style:parent-style-name="Značkapozn.podčarou" style:family="text">
      <style:text-properties fo:font-weight="normal" style:font-weight-asian="normal" fo:font-size="9pt" style:font-size-asian="9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12/2022<text:bookmark-end text:name="Text14"/></text:p>
            <text:p text:style-name="Normální">KVOP-10668/2022<text:bookmark-end text:name="Text2"/></text:p>
            <text:p text:style-name="Normální"><text:bookmark-start text:name="Text6"/>08. 02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<text:bookmark-start text:name="Text9"/>Mgr.<text:s/><text:bookmark-end text:name="Text9"/>L. H.</text:p>
            <text:p text:style-name="Normální"/>
            <text:p text:style-name="Normální"/>
            <text:p text:style-name="Normální"/>
            <text:p text:style-name="P17">ID DS:<text:s/></text:p>
            <text:p text:style-name="Normální"/>
            <text:p text:style-name="Normální"/>
          </table:table-cell>
        </table:table-row>
      </table:table>
      <text:h text:style-name="Nadpis1" text:outline-level="1"/>
      <text:h text:style-name="Nadpis1" text:outline-level="1">Sdělení o poskytnutí informace podle zákona č. 106/1999 Sb., o svobodném přístupu k informacím, ve znění pozdějších předpisů</text:h>
      <text:p text:style-name="Normální"/>
      <text:p text:style-name="Základnítext">Vážený pane magistře,</text:p>
      <text:p text:style-name="Základnítext">dne 2. února 2022 byla do Kanceláře veřejného ochránce práv doručena Vaše žádost podle zákona o svobodném přístupu k informacím, kterou žádáte o:</text:p>
      <text:p text:style-name="Základnítext"><text:span text:style-name="Zdůraznění">1) Všechny informace o připomínkách povinného subjektu k vládnímu návrh zákona, kterým se mění zákon č. 94/2021 Sb., o mimořádných opatřeních při epidemii onemocnění COVID- 19 a o změně některých souvisejících zákonů,<text:s/></text:span><text:span text:style-name="Zdůraznění">ve znění nálezu Ústavního soudu, vyhlášeného pod č. 4/2022 Sb., zákon č. 258/2000 Sb., o ochraně veřejného zdraví a o změně některých souvisejících zákonů, ve znění pozdějších předpisů, a zákon č. 520/2021 Sb., o dalších úpravách poskytování ošetřovného v </text:span><text:span text:style-name="Zdůraznění">souvislosti s mimořádnými opatřeními při epidemii onemocnění COVID-19.</text:span></text:p>
      <text:p text:style-name="Základnítext"><text:span text:style-name="Zdůraznění">2) Všechny informace o tom, jak byly vypořádány připomínky povinného subjektu ve vládním návrh zákona, kterým se mění zákon č. 94/2021 Sb., o mimořádných opatřeních při epidemii onemocn</text:span><text:span text:style-name="Zdůraznění">ění COVID-19 a o změně některých souvisejících zákonů, ve znění nálezu Ústavního soudu, vyhlášeného pod č. 4/2022 Sb., zákon č. 258/2000 Sb., o ochraně veřejného zdraví a o změně některých souvisejících zákonů, ve znění pozdějších předpisů, a zákon č. 520/</text:span><text:span text:style-name="Zdůraznění">2021 Sb., o dalších úpravách poskytování ošetřovného v souvislosti s mimořádnými opatřeními při epidemii onemocnění COVID-19.</text:span></text:p>
      <text:p text:style-name="Základnítext"><text:span text:style-name="Silné">K Vaší žádosti sděluji následující.</text:span></text:p>
      <text:p text:style-name="Základnítext">K bodu 1) – Veřejný ochránce práv neuplatnil připomínky k návrhu zákona, kterým se mění zákon<text:s/>č. 94/2021 Sb., o mimořádných opatřeních při epidemii onemocnění COVID-19 a o změně některých souvisejících zákonů.<text:span text:style-name="Značkapozn.podčarou"><text:note text:note-class="footnote" text:id="_ftn0"><text:note-citation>1</text:note-citation><text:note-body><text:p text:style-name="P18"><text:s/><text:span text:style-name="T19"><text:tab/></text:span>Viz<text:s/><text:a xlink:href="https://apps.odok.cz/veklep-detail?p_p_id=material_WAR_odokkpl&amp;p_p_lifecycle=0&amp;p_p_state=normal&amp;p_p_mode=view&amp;p_p_col_id=column-1&amp;p_p_col_count=3&amp;_material_WAR_odokkpl_pid=ALBSC9QHGAEP&amp;tab=remarks" office:target-frame-name="_top" xlink:show="replace"><text:span text:style-name="Hypertextovýodkaz">https://apps.odok.cz/veklep-detail?p_p_id=material_WAR_odokkpl&amp;p_p_lifecycle=0&amp;p_p_state=normal&amp;p_p_mode=view&amp;p_p_col_id=column-1&amp;p_p_col_count=3&amp;_material_WAR_odokkpl_pid=AL</text:span><text:span text:style-name="Hypertextovýodkaz">BSC9QHGAEP&amp;tab=remarks</text:span></text:a>.</text:p></text:note-body></text:note></text:span></text:p>
      <text:soft-page-break/>
      <text:p text:style-name="Základnítext">K bodu 2) – Vypořádání připomínek Veřejného ochránce práv k návrhu zákona, kterým se mění zákon č. 94/2021 Sb., o mimořádných opatřeních při epidemii onemocnění COVID-19 a o změně některých souvisejících zákonů, neproběhlo, jelikož<text:s/>nebyly uplatněny.<text:span text:style-name="Značkapozn.podčarou"><text:note text:note-class="footnote" text:id="_ftn1"><text:note-citation>2</text:note-citation><text:note-body><text:p text:style-name="Textpozn.podčarou"><text:s/><text:span text:style-name="T20"><text:tab/></text:span>Tamtéž.</text:p></text:note-body></text:note></text:span></text:p>
      <text:p text:style-name="Základnítext"/>
      <text:p text:style-name="Základnítext"/>
      <text:p text:style-name="podpis">JUDr. Pavel Pořízek, Ph.D. v. r.</text:p>
      <text:p text:style-name="podpis">vedoucí Kanceláře veřejného ochránce práv</text:p>
      <text:p text:style-name="podpis">(podepsáno elektronicky)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Sledovanýodkaz" style:display-name="Sledovaný odkaz" style:family="text" style:parent-style-name="Standardnípísmoodstavce">
      <style:text-properties style:font-name-complex="Times New Roman" fo:color="#954F72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6I8Z*</text:span></text:p>
        <text:p text:style-name="P12"><text:span text:style-name="T13">KVOPX00C6I8Z</text:span>KVOPX00C6I8Z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2-02-08T12:01:00Z</meta:creation-date>
    <dc:date>2022-02-08T12:02:00Z</dc:date>
    <meta:print-date>2016-06-27T08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2" meta:paragraph-count="4" meta:word-count="309" meta:character-count="2132" meta:row-count="15" meta:non-whitespace-character-count="1827"/>
  </office:meta>
</office:document-meta>
</file>